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29569" officeooo:paragraph-rsid="00129569"/>
    </style:style>
    <style:style style:name="P2" style:family="paragraph" style:parent-style-name="Standard">
      <style:text-properties officeooo:rsid="0013825e"/>
    </style:style>
    <style:style style:name="P3" style:family="paragraph" style:parent-style-name="Standard">
      <style:paragraph-properties fo:text-align="start" style:justify-single-word="false"/>
      <style:text-properties officeooo:rsid="0013825e" officeooo:paragraph-rsid="0013825e"/>
    </style:style>
    <style:style style:name="P4" style:family="paragraph" style:parent-style-name="Standard">
      <style:text-properties officeooo:rsid="0013825e" officeooo:paragraph-rsid="0013825e"/>
    </style:style>
    <style:style style:name="P5" style:family="paragraph" style:parent-style-name="Standard">
      <style:text-properties officeooo:rsid="0013825e" officeooo:paragraph-rsid="00155015"/>
    </style:style>
    <style:style style:name="P6" style:family="paragraph" style:parent-style-name="Standard">
      <style:text-properties officeooo:rsid="00155015" officeooo:paragraph-rsid="00155015"/>
    </style:style>
    <style:style style:name="P7" style:family="paragraph" style:parent-style-name="Standard">
      <style:text-properties officeooo:rsid="00165fd3" officeooo:paragraph-rsid="00165fd3"/>
    </style:style>
    <style:style style:name="P8" style:family="paragraph" style:parent-style-name="Standard">
      <style:text-properties officeooo:rsid="0017d33c" officeooo:paragraph-rsid="0017d33c"/>
    </style:style>
    <style:style style:name="P9" style:family="paragraph" style:parent-style-name="Standard">
      <style:text-properties officeooo:rsid="0018f64a" officeooo:paragraph-rsid="0018f64a"/>
    </style:style>
    <style:style style:name="P10" style:family="paragraph" style:parent-style-name="Standard">
      <style:text-properties officeooo:rsid="0019f5b3" officeooo:paragraph-rsid="0019f5b3"/>
    </style:style>
    <style:style style:name="P11" style:family="paragraph" style:parent-style-name="Standard">
      <style:text-properties officeooo:rsid="001c7b10" officeooo:paragraph-rsid="001c7b10"/>
    </style:style>
    <style:style style:name="P12" style:family="paragraph" style:parent-style-name="Standard">
      <style:text-properties fo:font-weight="bold" officeooo:rsid="0018f64a" officeooo:paragraph-rsid="0018f64a" style:font-weight-asian="bold" style:font-weight-complex="bold"/>
    </style:style>
    <style:style style:name="P13" style:family="paragraph" style:parent-style-name="Standard">
      <style:text-properties fo:font-weight="bold" officeooo:rsid="001c7b10" officeooo:paragraph-rsid="001c7b10" style:font-weight-asian="bold" style:font-weight-complex="bold"/>
    </style:style>
    <style:style style:name="P14" style:family="paragraph" style:parent-style-name="Standard">
      <style:text-properties fo:font-weight="bold" officeooo:rsid="00165fd3" officeooo:paragraph-rsid="00165fd3" style:font-weight-asian="bold" style:font-weight-complex="bold"/>
    </style:style>
    <style:style style:name="P15" style:family="paragraph" style:parent-style-name="Standard">
      <style:text-properties fo:font-weight="bold" officeooo:rsid="00155015" officeooo:paragraph-rsid="00155015" style:font-weight-asian="bold" style:font-weight-complex="bold"/>
    </style:style>
    <style:style style:name="P16" style:family="paragraph" style:parent-style-name="Standard">
      <style:text-properties fo:font-weight="bold" officeooo:rsid="0013825e" officeooo:paragraph-rsid="0013825e" style:font-weight-asian="bold" style:font-weight-complex="bold"/>
    </style:style>
    <style:style style:name="P17" style:family="paragraph" style:parent-style-name="Standard">
      <style:paragraph-properties fo:text-align="start" style:justify-single-word="false"/>
      <style:text-properties fo:font-weight="bold" officeooo:rsid="00129569" officeooo:paragraph-rsid="00129569" style:font-weight-asian="bold" style:font-weight-complex="bold"/>
    </style:style>
    <style:style style:name="P18" style:family="paragraph" style:parent-style-name="Standard">
      <style:paragraph-properties fo:text-align="center" style:justify-single-word="false"/>
      <style:text-properties fo:font-weight="bold" officeooo:rsid="00129569" officeooo:paragraph-rsid="00129569" style:font-weight-asian="bold" style:font-weight-complex="bold"/>
    </style:style>
    <style:style style:name="P19" style:family="paragraph" style:parent-style-name="Standard">
      <style:text-properties officeooo:rsid="001d10b2" officeooo:paragraph-rsid="001d10b2"/>
    </style:style>
    <style:style style:name="P20" style:family="paragraph" style:parent-style-name="Standard">
      <style:text-properties officeooo:rsid="001b129c" officeooo:paragraph-rsid="001b129c"/>
    </style:style>
    <style:style style:name="P21" style:family="paragraph" style:parent-style-name="Standard">
      <style:text-properties officeooo:rsid="001f93cd" officeooo:paragraph-rsid="001f93cd"/>
    </style:style>
    <style:style style:name="T1" style:family="text">
      <style:text-properties officeooo:rsid="0013825e"/>
    </style:style>
    <style:style style:name="T2" style:family="text">
      <style:text-properties officeooo:rsid="00155015"/>
    </style:style>
    <style:style style:name="T3" style:family="text">
      <style:text-properties officeooo:rsid="00165fd3"/>
    </style:style>
    <style:style style:name="T4" style:family="text">
      <style:text-properties officeooo:rsid="0017d33c"/>
    </style:style>
    <style:style style:name="T5"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8">Logicplus</text:p>
      <text:p text:style-name="P1"/>
      <text:p text:style-name="P17">Goal:</text:p>
      <text:p text:style-name="P1">A system where admin can manage all the student and faculty data related to student course and its fees.admin can manage batch timing of student and faculty so that time clash did not happend at first place.</text:p>
      <text:p text:style-name="P1"/>
      <text:p text:style-name="P17">Role:</text:p>
      <text:p text:style-name="P1">1. Admin (Owner of institue)</text:p>
      <text:p text:style-name="P1">There is only one role in this CRM(Customer Relationship Management) system.</text:p>
      <text:p text:style-name="P1"/>
      <text:p text:style-name="P17">Feature:</text:p>
      <text:p text:style-name="P1">1. Login/Register</text:p>
      <text:p text:style-name="P1">2. <text:span text:style-name="T1">Faculty’s Profile and salary</text:span></text:p>
      <text:p text:style-name="P3">3. Inquiry Registration</text:p>
      <text:p text:style-name="P3">4. Course Management</text:p>
      <text:p text:style-name="P3">5. Batch Management</text:p>
      <text:p text:style-name="P2">6. Admission Management</text:p>
      <text:p text:style-name="P9">7. Invoice Management</text:p>
      <text:p text:style-name="Standard"/>
      <text:p text:style-name="P16">1. Login/register</text:p>
      <text:p text:style-name="P4"><text:tab/>Exist admin have to accept request so that new admin can access the system.</text:p>
      <text:p text:style-name="P4"/>
      <text:p text:style-name="P16">2. Faculty’s Profile and salaray management</text:p>
      <text:p text:style-name="P4"><text:tab/>Institue owner can manage data of employee and its salaray details</text:p>
      <text:p text:style-name="P4"/>
      <text:p text:style-name="P16">3. Inquiry Registration</text:p>
      <text:p text:style-name="P4"><text:tab/>if somebody call for inquiry of the course details then caller’s details will be store in this system for records.</text:p>
      <text:p text:style-name="P4"/>
      <text:p text:style-name="P16">4. Course Management</text:p>
      <text:p text:style-name="P4"><text:tab/>Admin can also manage all course data such course’s fees and duration etc.,</text:p>
      <text:p text:style-name="P4"/>
      <text:p text:style-name="P16">5.Batch Management</text:p>
      <text:p text:style-name="P5"><text:tab/><text:span text:style-name="T2">In any institue there are more than one batch available for perticular course so that </text:span>Students who are currently learning in institute <text:span text:style-name="T2">can choose batch at the time of joining institute.if Student can able to come anytime <text:s/>then in that case admin select the batch for student according to time they are mostly available. Admin can also manage the batch size if size is full for that batch then student can not able to join that batch.</text:span></text:p>
      <text:p text:style-name="P4"/>
      <text:p text:style-name="P15">6. Admission Management</text:p>
      <text:p text:style-name="P6"><text:tab/>All student’s data are stored and managed by admin, such as addressm, Phone number, Mobile number,etc,. <text:span text:style-name="T3">Admin can also see which course is pursuing by student and he/she submitted fees. If the date of fees’s EMI is due then mail alert will send to student registred gmail account.</text:span></text:p>
      <text:p text:style-name="P6"/>
      <text:p text:style-name="P12">7. Invoice Management</text:p>
      <text:p text:style-name="P9"><text:tab/>Admin can Generate the Invoice of student fees and faculty Salary slip.and keep track of EMI of student fees.</text:p>
      <text:p text:style-name="P7"/>
      <text:p text:style-name="P7"/>
      <text:p text:style-name="P7"/>
      <text:p text:style-name="P14"><text:soft-page-break/>Other feature:</text:p>
      <text:p text:style-name="P7">1. Mail alert for course timing</text:p>
      <text:p text:style-name="P7">2. <text:span text:style-name="T4">Chat funcationality</text:span></text:p>
      <text:p text:style-name="P8">3. Admin Profile management</text:p>
      <text:p text:style-name="P9">4. Individual/Bulk gmail message send</text:p>
      <text:p text:style-name="P9"/>
      <text:p text:style-name="P13">Basic Code write using:</text:p>
      <text:p text:style-name="P11">1. Python Language for server side scripting</text:p>
      <text:p text:style-name="P11">2. Jinja2 for merge python &amp; Html code</text:p>
      <text:p text:style-name="P11">3. Ajax and post methods for data retrival between Html &amp; Python</text:p>
      <text:p text:style-name="P11">4. jQuery customization for designing</text:p>
      <text:p text:style-name="P11"/>
      <text:p text:style-name="P12">Future Goals:</text:p>
      <text:p text:style-name="P9">1. Session management</text:p>
      <text:p text:style-name="P9">2. Client side verifaction using python scripting</text:p>
      <text:p text:style-name="P9">3. To Do list</text:p>
      <text:p text:style-name="P9">4. Today’s Batch alert</text:p>
      <text:p text:style-name="P9">5. Time Clashing in Batch timeing for student/faculty</text:p>
      <text:p text:style-name="P10">6. Add day-to-day Task</text:p>
      <text:p text:style-name="P10">7. Event Remember alert</text:p>
      <text:p text:style-name="P20">8. When Project is done look for code optimization if found any possible way.</text:p>
      <text:p text:style-name="P21">9. Remove jQuery conflict</text:p>
      <text:p text:style-name="P9"/>
      <text:p text:style-name="P19"><text:span text:style-name="T5">Note : </text:span>Kindly request you to suggest any particular changes or feature imple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12:24:54.879148957</meta:creation-date>
    <meta:generator>LibreOffice/5.1.6.2$Linux_X86_64 LibreOffice_project/10m0$Build-2</meta:generator>
    <dc:date>2018-02-02T14:19:43.338003118</dc:date>
    <meta:editing-duration>PT15M32S</meta:editing-duration>
    <meta:editing-cycles>6</meta:editing-cycles>
    <meta:document-statistic meta:table-count="0" meta:image-count="0" meta:object-count="0" meta:page-count="2" meta:paragraph-count="49" meta:word-count="426" meta:character-count="2556" meta:non-whitespace-character-count="2171"/>
  </office:meta>
</office:document-meta>
</file>